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0ce2e3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0d1f36" style:font-name-asian="AR PL UKai CN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16f1ce" style:font-name-asian="AR PL UKai CN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18cb06" style:font-name-asian="AR PL UKai CN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1a2829" style:font-name-asian="AR PL UKai CN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1cc556" style:font-name-asian="AR PL UKai CN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paragraph-rsid="0022426f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style:text-underline-style="none" fo:font-weight="normal" officeooo:rsid="0022426f" officeooo:paragraph-rsid="0022426f" style:font-name-asian="AR PL UKai CN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style="italic" style:text-underline-style="none" fo:font-weight="normal" officeooo:paragraph-rsid="00267f61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 PL UKai CN" fo:font-size="14pt" style:text-underline-style="none" fo:font-weight="bold" style:font-name-asian="AR PL UKai CN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2pt" style:text-underline-style="none" fo:font-weight="bold" style:font-name-asian="AR PL UKai CN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officeooo:rsid="000d1f36"/>
    </style:style>
    <style:style style:name="T3" style:family="text">
      <style:text-properties officeooo:rsid="0015668d"/>
    </style:style>
    <style:style style:name="T4" style:family="text">
      <style:text-properties officeooo:rsid="0016f1ce"/>
    </style:style>
    <style:style style:name="T5" style:family="text">
      <style:text-properties officeooo:rsid="0018cb06"/>
    </style:style>
    <style:style style:name="T6" style:family="text">
      <style:text-properties officeooo:rsid="001a2829"/>
    </style:style>
    <style:style style:name="T7" style:family="text">
      <style:text-properties officeooo:rsid="001bec5d"/>
    </style:style>
    <style:style style:name="T8" style:family="text">
      <style:text-properties officeooo:rsid="001cc556"/>
    </style:style>
    <style:style style:name="T9" style:family="text">
      <style:text-properties officeooo:rsid="001d3d7c"/>
    </style:style>
    <style:style style:name="T10" style:family="text">
      <style:text-properties officeooo:rsid="001ea583"/>
    </style:style>
    <style:style style:name="T11" style:family="text">
      <style:text-properties officeooo:rsid="00206872"/>
    </style:style>
    <style:style style:name="T12" style:family="text">
      <style:text-properties officeooo:rsid="0020c4c1"/>
    </style:style>
    <style:style style:name="T13" style:family="text">
      <style:text-properties officeooo:rsid="0022426f"/>
    </style:style>
    <style:style style:name="T14" style:family="text">
      <style:text-properties officeooo:rsid="00250041"/>
    </style:style>
    <style:style style:name="T15" style:family="text">
      <style:text-properties officeooo:rsid="0026c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nux工作环境搭建</text:p>
      <text:p text:style-name="P11">V0.1 201<text:span text:style-name="T15">5</text:span>.<text:span text:style-name="T15">11</text:span>.<text:span text:style-name="T15">22</text:span>朱守园 初稿完成</text:p>
      <text:p text:style-name="P11"/>
      <text:p text:style-name="P13">一、目的</text:p>
      <text:p text:style-name="P3"><text:tab/>每次重装linux系统后都需要安装一些必要的软件，并经过配置后才能达到正常的使用状态。由于这些步骤都是重复的，并且难于记忆，因此有必要记录下来，免去一些查找资料的麻烦。</text:p>
      <text:p text:style-name="P4"><text:tab/><text:span text:style-name="T2">本文将选取ubuntu12.04发行版做为描述基础。</text:span></text:p>
      <text:p text:style-name="P2"/>
      <text:p text:style-name="P13">二、软件安装</text:p>
      <text:p text:style-name="P5"><text:tab/>使用sudo <text:span text:style-name="T4">apt-get install screen命令安装screen软件。</text:span></text:p>
      <text:p text:style-name="P5"><text:tab/>使用sudo <text:span text:style-name="T4">apt-get install git命令安装git软件。</text:span></text:p>
      <text:p text:style-name="P5"><text:tab/>使用sudo apt-get <text:span text:style-name="T4">install vim命令安装vim软件。</text:span><text:tab/></text:p>
      <text:p text:style-name="P5"><text:tab/>使用<text:span text:style-name="T3">sudo apt-get install ctags命令安装ctags软件</text:span>。</text:p>
      <text:p text:style-name="P2"><text:tab/>使用<text:span text:style-name="T4">sudo apt-get install cscope命令安装cscope软件。</text:span></text:p>
      <text:p text:style-name="P2"><text:tab/></text:p>
      <text:p text:style-name="P2"/>
      <text:p text:style-name="P13">三、软件常用操作</text:p>
      <text:p text:style-name="P6"><text:span text:style-name="T5"><text:tab/>1、git</text:span></text:p>
      <text:p text:style-name="P7"><text:tab/>使用git init初始化当前目录<text:span text:style-name="T6">。</text:span></text:p>
      <text:p text:style-name="P7"><text:span text:style-name="T6"><text:tab/>使用git clone [url]下载代码。</text:span></text:p>
      <text:p text:style-name="P6"/>
      <text:p text:style-name="P6"><text:tab/><text:span text:style-name="T6">2、screen</text:span></text:p>
      <text:p text:style-name="P8"><text:tab/>在shell下使用screen启动该软件<text:span text:style-name="T8">。</text:span><text:tab/></text:p>
      <text:p text:style-name="P8"><text:tab/>使用<text:span text:style-name="T6">CTRL+A w显示所有窗口。</text:span></text:p>
      <text:p text:style-name="P6"><text:tab/>使用<text:span text:style-name="T7">CTRL+A c创建窗口。</text:span></text:p>
      <text:p text:style-name="P6"/>
      <text:p text:style-name="P6"><text:tab/><text:span text:style-name="T8">3、ctags</text:span></text:p>
      <text:p text:style-name="P6"><text:tab/>在代码根目录下使用<text:span text:style-name="T9">ctags -R创建索引文件。</text:span></text:p>
      <text:p text:style-name="P6"><text:tab/>使用<text:span text:style-name="T10">CRTL+]查找当前光标下符号的定义。</text:span></text:p>
      <text:p text:style-name="P6"/>
      <text:p text:style-name="P6"><text:tab/><text:span text:style-name="T9">4、cscope</text:span></text:p>
      <text:p text:style-name="P6"><text:tab/>在代码根目录下使用<text:span text:style-name="T9">cscope -Rbq创建索引文件。</text:span></text:p>
      <text:p text:style-name="P6"><text:tab/>在<text:span text:style-name="T11">vim的命令模式下使用cs f g symbol 查找符号定义。</text:span></text:p>
      <text:p text:style-name="P6"><text:tab/>使用<text:span text:style-name="T11">cs f d fun 查找函数调用关系。</text:span></text:p>
      <text:p text:style-name="P6"><text:tab/>使用cs <text:span text:style-name="T11">f c fun 查找函数被调用关系。</text:span></text:p>
      <text:p text:style-name="P6"/>
      <text:p text:style-name="P6"><text:tab/><text:span text:style-name="T12">5、vim</text:span></text:p>
      <text:p text:style-name="P6"><text:tab/>在<text:span text:style-name="T12">$HOME目录下创建.vimrc文件。</text:span></text:p>
      <text:p text:style-name="P6"><text:tab/>如下配置.<text:span text:style-name="T12">vimrc文件：</text:span></text:p>
      <text:p text:style-name="P9"><text:tab/><text:span text:style-name="T13">set nocompatible</text:span></text:p>
      <text:p text:style-name="P10"><text:tab/>set nu</text:p>
      <text:p text:style-name="P10"><text:tab/>set nobackup</text:p>
      <text:p text:style-name="P10"><text:tab/>colorscheme desert</text:p>
      <text:p text:style-name="P10"></text:p>
      <text:p text:style-name="P10"><text:tab/>"ctags -R</text:p>
      <text:p text:style-name="P10"><text:tab/>"cscope -Rbq</text:p>
      <text:p text:style-name="P10"><text:tab/>set cscopequickfix=c-,s-,d-,i-,t-,e-</text:p>
      <text:p text:style-name="P10"><text:tab/>if filereadable("cscope.out")</text:p>
      <text:p text:style-name="P10"><text:s text:c="4"/><text:tab/><text:tab/>cs add ./cscope.out ./</text:p>
      <text:p text:style-name="P9"><text:span text:style-name="T13"><text:tab/>endif</text:span></text:p>
      <text:p text:style-name="P2"><text:tab/></text:p>
      <text:p text:style-name="P2"/>
      <text:p text:style-name="P13">四、总结</text:p>
      <text:p text:style-name="P14"><text:tab/>重装系统后<text:span text:style-name="T14">，</text:span>以上操作步骤都需要执行一次<text:span text:style-name="T14">，简单记录下，方便查找，后续根据需要再补充</text:span><text:span text:style-name="T1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4.2$Linux_x86 LibreOffice_project/420m0$Build-2</meta:generator>
    <dc:date>2015-11-22T20:51:16.020761332</dc:date>
    <meta:editing-duration>PT12H19M58S</meta:editing-duration>
    <meta:editing-cycles>288</meta:editing-cycles>
    <meta:document-statistic meta:table-count="0" meta:image-count="0" meta:object-count="0" meta:page-count="1" meta:paragraph-count="45" meta:word-count="458" meta:character-count="933" meta:non-whitespace-character-count="830"/>
  </office:meta>
</office:document-meta>
</file>